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1.99cm" style:rel-column-width="8191*"/>
    </style:style>
    <style:style style:name="Table1.H" style:family="table-column">
      <style:table-column-properties style:column-width="1.991cm" style:rel-column-width="8198*"/>
    </style:style>
    <style:style style:name="Table1.A1" style:family="table-cell">
      <style:table-cell-properties fo:padding="0.097cm" fo:border-left="0.5pt solid #000000" fo:border-right="none" fo:border-top="0.5pt solid #000000" fo:border-bottom="0.5pt solid #000000"/>
    </style:style>
    <style:style style:name="Table1.H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1">
      <style:paragraph-properties style:page-number="auto"/>
      <style:text-properties text:display="none"/>
    </style:style>
    <style:style style:name="P2" style:family="paragraph" style:parent-style-name="Contents_20_1">
      <style:paragraph-properties>
        <style:tab-stops>
          <style:tab-stop style:position="15.919cm" style:type="right" style:leader-style="dotted" style:leader-text="."/>
        </style:tab-stops>
      </style:paragraph-properties>
    </style:style>
    <style:style style:name="P3" style:family="paragraph" style:parent-style-name="Contents_20_2">
      <style:paragraph-properties>
        <style:tab-stops>
          <style:tab-stop style:position="15.42cm" style:type="right" style:leader-style="dotted" style:leader-text="."/>
        </style:tab-stops>
      </style:paragraph-properties>
    </style:style>
    <style:style style:name="P4" style:family="paragraph" style:parent-style-name="Heading_20_2">
      <style:text-properties officeooo:paragraph-rsid="00a935da"/>
    </style:style>
    <style:style style:name="P5" style:family="paragraph" style:parent-style-name="Heading_20_1" style:master-page-name="Druhy">
      <style:paragraph-properties style:page-number="1"/>
    </style:style>
    <style:style style:name="P6" style:family="paragraph" style:parent-style-name="Heading_20_1" style:list-style-name="Numbering_20_123"/>
    <style:style style:name="P7" style:family="paragraph" style:parent-style-name="Standard">
      <style:text-properties officeooo:rsid="006624ff" officeooo:paragraph-rsid="0097744c"/>
    </style:style>
    <style:style style:name="P8" style:family="paragraph" style:parent-style-name="Standard">
      <style:text-properties officeooo:paragraph-rsid="00245eb2"/>
    </style:style>
    <style:style style:name="P9" style:family="paragraph" style:parent-style-name="Standard">
      <style:text-properties officeooo:paragraph-rsid="008e6870"/>
    </style:style>
    <style:style style:name="P10" style:family="paragraph" style:parent-style-name="Table">
      <style:paragraph-properties fo:keep-with-next="always"/>
    </style:style>
    <style:style style:name="P11" style:family="paragraph" style:parent-style-name="Table_20_Contents">
      <style:text-properties officeooo:rsid="0091fdfa" officeooo:paragraph-rsid="0091fdfa"/>
    </style:style>
    <style:style style:name="P12" style:family="paragraph" style:parent-style-name="Standard">
      <style:text-properties officeooo:rsid="006624ff"/>
    </style:style>
    <style:style style:name="P13" style:family="paragraph" style:parent-style-name="Standard">
      <style:text-properties officeooo:rsid="006624ff" officeooo:paragraph-rsid="006624ff"/>
    </style:style>
    <style:style style:name="P14" style:family="paragraph" style:parent-style-name="Standard" style:master-page-name="Treti">
      <style:paragraph-properties style:page-number="auto"/>
      <style:text-properties officeooo:rsid="008c59fd" officeooo:paragraph-rsid="00895c23"/>
    </style:style>
    <style:style style:name="P15" style:family="paragraph" style:parent-style-name="Standard">
      <style:text-properties officeooo:rsid="008c59fd" officeooo:paragraph-rsid="00895c2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1397885952" text:id="ct51397885952">
          <text:deletion>
            <office:change-info>
              <dc:creator>Unknown Author</dc:creator>
              <dc:date>2026-01-18T22:02:04</dc:date>
            </office:change-info>
            <text:p text:style-name="P7"/>
            <text:p text:style-name="P12"/>
          </text:deletion>
        </text:changed-region>
        <text:changed-region xml:id="ct51415058624" text:id="ct51415058624">
          <text:insertion>
            <office:change-info>
              <dc:creator>Unknown Author</dc:creator>
              <dc:date>2026-01-27T19:3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214_3699553880" office:name="Úvod" text:style-name="Index_20_Link" text:visited-style-name="Index_20_Link">1 Úvod<text:tab/>4</text:a></text:p>
            <text:p text:style-name="P3"><text:a xlink:type="simple" xlink:href="#__RefHeading___Toc1369_3699553880" office:name="Adam" text:style-name="Index_20_Link" text:visited-style-name="Index_20_Link">1.1 Adam<text:tab/>4</text:a></text:p>
            <text:p text:style-name="P2"><text:a xlink:type="simple" xlink:href="#__RefHeading___Toc1216_3699553880" office:name="Efektivní řízení hospitalizačních procesů a optimalizace lůžkových kapacit" text:style-name="Index_20_Link" text:visited-style-name="Index_20_Link">2 Efektivní řízení hospitalizačních procesů a optimalizace lůžkových kapacit<text:tab/>5</text:a></text:p>
            <text:p text:style-name="P2"><text:a xlink:type="simple" xlink:href="#__RefHeading___Toc1218_3699553880" office:name="Psychosociální podpora jako klíčový faktor v péči o pacienty" text:style-name="Index_20_Link" text:visited-style-name="Index_20_Link">3 Psychosociální podpora jako klíčový faktor v péči o pacienty<text:tab/>10</text:a></text:p>
            <text:p text:style-name="P3"><text:a xlink:type="simple" xlink:href="#__RefHeading___Toc1220_3699553880" office:name="Pokroky ve výzkumu genetických biomarkerů" text:style-name="Index_20_Link" text:visited-style-name="Index_20_Link">3.1 Pokroky ve výzkumu genetických biomarkerů<text:tab/>10</text:a></text:p>
            <text:p text:style-name="P3"><text:a xlink:type="simple" xlink:href="#__RefHeading___Toc1222_3699553880" office:name="Personalizované přístupy k léčbě neurodegenerativních onemocnění" text:style-name="Index_20_Link" text:visited-style-name="Index_20_Link">3.2 Personalizované přístupy k léčbě neurodegenerativních onemocnění<text:tab/>11</text:a></text:p>
          </text:index-body>
        </text:table-of-content>
        <text:h text:style-name="P4" text:outline-level="2" text:is-list-header="true"><text:soft-page-break/></text:h>
        <text:p text:style-name="desky-fakulta">Desky</text:p>
        <text:p text:style-name="desky-nazev-prace">DVA</text:p>
        <text:p text:style-name="desky-rok-a-jmeno">ROK A JMENO</text:p>
        <text:p text:style-name="uvodni-tema"><text:soft-page-break/>UVODNI TEMA</text:p>
        <text:p text:style-name="uvodni-autor">Uvodni AUTOR</text:p>
        <text:h text:style-name="P5" text:outline-level="1"><text:bookmark-start text:name="__RefHeading___Toc1214_3699553880 Copy 1 Copy 1 Copy 1 Copy 1"/>Úvod<text:bookmark-end text:name="__RefHeading___Toc1214_3699553880 Copy 1 Copy 1 Copy 1 Copy 1"/></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span text:style-name="T1">regionech.</text:span></text:p>
        <text:list text:style-name="Numbering_20_123">
          <text:list-item>
            <text:h text:style-name="P6" text:outline-level="1"><text:bookmark-start text:name="__RefHeading___Toc1216_3699553880 Copy 1 Copy 1 Copy 1 Copy 1"/>Efektivní řízení hospitalizačních procesů a optimalizace lůžkových kapacit<text:bookmark-end text:name="__RefHeading___Toc1216_3699553880 Copy 1 Copy 1 Copy 1 Copy 1"/></text:h>
          </text:list-item>
        </text:list>
        <text:p text:style-name="P7"><draw:frame draw:style-name="fr1" draw:name="Frame1" text:anchor-type="as-char" draw:z-index="0"><draw:text-box fo:min-height="0.041cm" fo:min-width="0.041cm"><text:h text:style-name="Heading_20_2" text:outline-level="2">Robotická chirurgie přináší</text:h></draw:text-box></draw:frame><text:s/></text:p>
        <text:p text:style-name="P7">vyšší přesnost zákroků, kratší dobu <text:span text:style-name="T2">rekonvalescence</text:span>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span text:style-name="T3">regeneraci</text:span> svalů, kloubů a nervové soustavy.<text:change text:change-id="ct51397885952"/>Ekonomické a klinické výhody pro pacienty</text:p>
        <text:p text:style-name="Standard">Inovativní přístupy k řízení chronických onemocnění v <text:span text:style-name="T4">praxi</text:span></text:p>
        <text:p text:style-name="P8">Rozvoj tzv.tekutých biopsií, 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text:soft-page-break/>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rekonvalescence. Farmakogenomika přináší nové poznatky o tom, jak genetické faktory <text:soft-page-break/>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text:soft-page-break/>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Text_20_body">Diagnostické testy</text:p>
        <text:p text:style-name="Text_20_body">Krevní testy</text:p>
        <text:p text:style-name="Text_20_body">Rentgen nebo CT vyšetření</text:p>
        <text:p text:style-name="Text_20_body">Genetika a genomika</text:p>
        <text:p text:style-name="Text_20_body">Identifikace genetických mutací</text:p>
        <text:p text:style-name="Text_20_body">Vliv genetiky na léčebné výsledky</text:p>
        <text:p text:style-name="Text_20_body">Chirurgické inovace</text:p>
        <text:p text:style-name="Text_20_body">Laparoskopické a robotické techniky</text:p>
        <text:p text:style-name="Text_20_body">Nové metody hojení ran</text:p>
        <text:p text:style-name="Text_20_body">Psychosociální podpora</text:p>
        <text:p text:style-name="Text_20_body">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pacientů po úrazech, operacích a v léčbě <text:soft-page-break/>chronických pohybových obtíží. Investice do preventivních opatření snižují celkové náklady na zdravotní péči a prodlužují délku života obyvatel.</text:p>
        <text:p text:style-name="P9">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P9"/>
        <text:p text:style-name="P9"/>
        <text:p text:style-name="P10">Table <text:sequence text:ref-name="refTable0" text:name="Table" text:formula="ooow:Table+1" style:num-format="1">1</text:sequence>: Tabulak</text:p>
        <table:table table:name="Table1" table:style-name="Table1">
          <table:table-column table:style-name="Table1.A" table:number-columns-repeated="7"/>
          <table:table-column table:style-name="Table1.H"/>
          <table:table-row>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9"/>
        <text:h text:style-name="Heading_20_1" text:outline-level="1"><text:bookmark-start text:name="__RefHeading___Toc1218_3699553880 Copy 1 Copy 1 Copy 1 Copy 1"/>Psychosociální podpora jako klíčový faktor v péči o pacienty<text:bookmark-end text:name="__RefHeading___Toc1218_3699553880 Copy 1 Copy 1 Copy 1 Copy 1"/></text:h>
        <text:h text:style-name="Heading_20_2" text:outline-level="2"><text:bookmark-start text:name="__RefHeading___Toc1220_3699553880 Copy 1 Copy 1 Copy 1 Copy 1"/>Pokroky ve výzkumu genetických biomarkerů<text:bookmark-end text:name="__RefHeading___Toc1220_3699553880 Copy 1 Copy 1 Copy 1 Copy 1"/></text:h>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h text:style-name="Heading_20_2" text:outline-level="2"><text:bookmark-start text:name="__RefHeading___Toc1222_3699553880 Copy 1 Copy 1 Copy 1 Copy 1"/><text:soft-page-break/>Personalizované přístupy k léčbě neurodegenerativních onemocnění<text:bookmark-end text:name="__RefHeading___Toc1222_3699553880 Copy 1 Copy 1 Copy 1 Copy 1"/></text:h>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text:soft-page-break/>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text:soft-page-break/>Uroflowmetrie</text:p>
        <text:p text:style-name="Standard">Závěr</text:p>
        <text:p text:style-name="P12">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change-start text:change-id="ct51415058624"/>awaw</text:p>
        <text:p text:style-name="P13">awd</text:p>
        <text:p text:style-name="P13"><text:change-end text:change-id="ct51415058624"/></text:p>
        <text:p text:style-name="P13"/>
        <text:p text:style-name="P13"/>
        <text:p text:style-name="P13"/>
        <text:p text:style-name="P14">awdawdalkwd</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st" style:family="paragraph" style:parent-style-name="Text_20_body" style:class="list"/>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Numbering_20_2" style:display-name="Numbering 2" style:family="paragraph" style:parent-style-name="List" style:class="list" style:master-page-name="">
      <style:paragraph-properties fo:margin-left="1.27cm" fo:margin-top="0cm" fo:margin-bottom="0.212cm" style:contextual-spacing="false" fo:text-indent="-0.635cm" style:auto-text-indent="false" style:page-number="auto"/>
      <style:text-properties fo:font-size="11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sky-fakulta" style:family="paragraph" style:parent-style-name="Contents_20_Heading"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text-properties style:font-name="Times New Roman" fo:font-family="'Times New Roman'" style:font-style-name="Bold" style:font-family-generic="roman" style:font-pitch="variable"/>
    </style:style>
    <style:style style:name="desky-rok-a-jmeno" style:family="paragraph" style:parent-style-name="Contents_20_Heading" style:master-page-name="">
      <style:paragraph-properties fo:margin-left="0cm" fo:margin-top="10.58cm" fo:margin-bottom="0.21cm" style:contextual-spacing="false" fo:text-align="center" style:justify-single-word="false" style:page-number="auto">
        <style:tab-stops>
          <style:tab-stop style:position="2cm"/>
          <style:tab-stop style:position="13.989cm" style:type="right"/>
        </style:tab-stops>
      </style:paragraph-properties>
      <style:text-properties fo:text-transform="uppercase" style:font-name="Times New Roman" fo:font-family="'Times New Roman'" style:font-style-name="Bold" style:font-family-generic="roman" style:font-pitch="variable" fo:font-size="14pt"/>
    </style:style>
    <style:style style:name="uvodni-tema" style:family="paragraph" style:parent-style-name="desky-fakult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uvodni-autor" style:family="paragraph" style:parent-style-name="desky-rok-a-jmeno">
      <style:text-properties officeooo:rsid="00bda2c0"/>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fcfd7" officeooo:paragraph-rsid="005fcfd7"/>
    </style:style>
    <style:style style:name="MP2" style:family="paragraph" style:parent-style-name="Footer">
      <style:text-properties officeooo:paragraph-rsid="009ade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style:footer>
        <text:p text:style-name="Footer"/>
      </style:footer>
    </style:master-page>
    <style:master-page style:name="Druhy" style:page-layout-name="Mpm3" draw:style-name="Mdp1">
      <style:header>
        <text:p text:style-name="MP1">awdaw</text:p>
      </style:header>
      <style:header-first>
        <text:p text:style-name="MP1">awdaw</text:p>
      </style:header-first>
      <style:footer>
        <text:p text:style-name="Footer"><text:page-number text:select-page="current">10</text:page-number></text:p>
      </style:footer>
      <style:footer-first>
        <text:p text:style-name="MP2"><text:page-number text:select-page="current">1</text:page-number></text:p>
      </style:footer-first>
    </style:master-page>
    <style:master-page style:name="Treti" style:page-layout-name="Mpm4" draw:style-name="Mdp1">
      <style:header>
        <text:p text:style-name="Header"/>
      </style:header>
    </style:master-page>
    <style:master-page style:name="First_20_Page" style:display-name="First Page" style:page-layout-name="Mpm1"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1"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trvrty" style:page-layout-name="Mpm3" draw:style-name="Mdp1">
      <style:header>
        <text:p text:style-name="MP1">awdaw</text:p>
      </style:header>
      <style:header-first>
        <text:p text:style-name="MP1">awdaw</text:p>
      </style:header-first>
      <style:footer>
        <text:p text:style-name="Footer"><text:page-number text:select-page="current">0</text:page-number></text:p>
      </style:footer>
      <style:footer-first>
        <text:p text:style-name="Footer"><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2-01T20:33:18.998008000</dc:date>
    <meta:generator>LibreOffice/25.8.3.2$MacOSX_AARCH64 LibreOffice_project/8ca8d55c161d602844f5428fa4b58097424e324e</meta:generator>
    <meta:initial-creator/>
    <meta:creation-date>2025-12-28T20:01:58.000</meta:creation-date>
    <meta:keyword/>
    <meta:editing-duration>P3DT15H46M30S</meta:editing-duration>
    <meta:editing-cycles>128</meta:editing-cycles>
    <meta:document-statistic meta:table-count="1" meta:image-count="0" meta:object-count="0" meta:page-count="15" meta:paragraph-count="98" meta:word-count="2266" meta:character-count="17745" meta:non-whitespace-character-count="15581"/>
    <meta:user-defined meta:name="Category"/>
    <meta:user-defined meta:name="Company"/>
    <meta:user-defined meta:name="IndividualWorkKey"/>
    <meta:user-defined meta:name="Manager"/>
  </office:meta>
</office:document-meta>
</file>